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2.svm" manifest:media-type=""/>
  <manifest:file-entry manifest:full-path="Pictures/TablePreview1.svm" manifest:media-type=""/>
  <manifest:file-entry manifest:full-path="Pictures/10000201000000E2000000873424511BA09C6F3E.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P創英角ｺﾞｼｯｸUB" svg:font-family="HGP創英角ｺﾞｼｯｸUB"/>
    <style:font-face style:name="HGP創英角ｺﾞｼｯｸUB1" svg:font-family="HGP創英角ｺﾞｼｯｸUB"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ff0000" draw:stroke-linejoin="round" draw:fill="none" draw:textarea-vertical-align="top" draw:auto-grow-height="false" draw:fit-to-size="false" style:shrink-to-fit="false" fo:min-height="0cm" fo:min-width="0cm" fo:padding-top="0.103cm" fo:padding-bottom="0.103cm" fo:padding-left="0.206cm" fo:padding-right="0.206cm" fo:wrap-option="wrap"/>
    </style:style>
    <style:style style:name="gr2" style:family="graphic">
      <style:graphic-properties style:protect="size"/>
    </style:style>
    <style:style style:name="gr3" style:family="graphic" style:parent-style-name="standard">
      <style:graphic-properties draw:stroke="solid" svg:stroke-width="0.106cm" svg:stroke-color="#ff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タイトルとコンテンツ-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タイトルとコンテンツ-notes">
      <style:graphic-properties draw:fill-color="#ffffff" fo:min-height="13.364cm"/>
    </style:style>
    <style:style style:name="co1" style:family="table-column">
      <style:table-column-properties style:column-width="2.603cm" style:use-optimal-column-width="false"/>
    </style:style>
    <style:style style:name="co2" style:family="table-column">
      <style:table-column-properties style:column-width="1.105cm" style:use-optimal-column-width="false"/>
    </style:style>
    <style:style style:name="co3" style:family="table-column">
      <style:table-column-properties style:column-width="12.761cm" style:use-optimal-column-width="false"/>
    </style:style>
    <style:style style:name="co4" style:family="table-column">
      <style:table-column-properties style:column-width="3.174cm" style:use-optimal-column-width="false"/>
    </style:style>
    <style:style style:name="co5" style:family="table-column">
      <style:table-column-properties style:column-width="5.505cm" style:use-optimal-column-width="false"/>
    </style:style>
    <style:style style:name="co6" style:family="table-column">
      <style:table-column-properties style:column-width="2.621cm" style:use-optimal-column-width="false"/>
    </style:style>
    <style:style style:name="co7" style:family="table-column">
      <style:table-column-properties style:column-width="0.608cm" style:use-optimal-column-width="false"/>
    </style:style>
    <style:style style:name="co8" style:family="table-column">
      <style:table-column-properties style:column-width="12.586cm" style:use-optimal-column-width="false"/>
    </style:style>
    <style:style style:name="co9" style:family="table-column">
      <style:table-column-properties style:column-width="3.996cm" style:use-optimal-column-width="false"/>
    </style:style>
    <style:style style:name="co10" style:family="table-column">
      <style:table-column-properties style:column-width="6.265cm" style:use-optimal-column-width="false"/>
    </style:style>
    <style:style style:name="ro1" style:family="table-row">
      <style:table-row-properties style:row-height="1.007cm"/>
    </style:style>
    <style:style style:name="ro2" style:family="table-row">
      <style:table-row-properties style:row-height="1.143cm"/>
    </style:style>
    <style:style style:name="ro3" style:family="table-row">
      <style:table-row-properties style:row-height="4.521cm"/>
    </style:style>
    <style:style style:name="ro4" style:family="table-row">
      <style:table-row-properties style:row-height="1.661cm"/>
    </style:style>
    <style:style style:name="ro5" style:family="table-row">
      <style:table-row-properties style:row-height="6.662cm"/>
    </style:style>
    <style:style style:name="ro6" style:family="table-row">
      <style:table-row-properties style:row-height="1.669cm"/>
    </style:style>
    <style:style style:name="ro7" style:family="table-row">
      <style:table-row-properties style:row-height="1.191cm"/>
    </style:style>
    <style:style style:name="ro8" style:family="table-row">
      <style:table-row-properties style:row-height="4.556cm"/>
    </style:style>
    <style:style style:name="ro9" style:family="table-row">
      <style:table-row-properties style:row-height="5.885cm"/>
    </style:style>
    <style:style style:name="ce1" style:family="table-cell">
      <loext:graphic-properties draw:fill="solid" draw:fill-color="#ffffff" draw:textarea-vertical-align="top" fo:padding-top="0.103cm" fo:padding-bottom="0.103cm" fo:padding-left="0.206cm" fo:padding-right="0.206cm"/>
      <style:paragraph-properties fo:border="0.48pt solid #000000"/>
    </style:style>
    <style:style style:name="ce2" style:family="table-cell">
      <loext:graphic-properties draw:fill="solid" draw:fill-color="#ffffff"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top="0cm" fo:margin-bottom="0cm" fo:line-height="100%" fo:text-align="end" style:writing-mode="lr-tb"/>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HGP創英角ｺﾞｼｯｸUB" fo:font-size="26pt" fo:letter-spacing="normal" fo:font-style="normal" style:text-underline-style="none" fo:font-weight="normal" style:font-name-asian="HGP創英角ｺﾞｼｯｸUB" style:font-size-asian="26pt" style:font-style-asian="normal" style:font-weight-asian="normal"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HGP創英角ｺﾞｼｯｸUB" fo:font-size="15pt" fo:letter-spacing="normal" fo:font-style="normal" style:text-underline-style="none" fo:font-weight="normal" style:font-name-asian="HGP創英角ｺﾞｼｯｸUB" style:font-size-asian="15pt" style:font-style-asian="normal" style:font-weight-asian="normal" style:font-size-complex="1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GP創英角ｺﾞｼｯｸUB" fo:font-size="16pt" fo:letter-spacing="normal" fo:font-style="normal" style:text-underline-style="none" fo:font-weight="normal" style:font-name-asian="HGP創英角ｺﾞｼｯｸUB" style:font-size-asian="16pt" style:font-style-asian="normal" style:font-weight-asian="normal"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HGP創英角ｺﾞｼｯｸUB" fo:font-size="10pt" fo:letter-spacing="normal" fo:font-style="normal" style:text-underline-style="none" fo:font-weight="normal" style:font-name-asian="HGP創英角ｺﾞｼｯｸUB1" style:font-size-asian="10pt" style:font-style-asian="normal" style:font-weight-asian="normal" style:font-size-complex="1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HGP創英角ｺﾞｼｯｸUB" fo:font-size="32pt" fo:letter-spacing="normal" fo:font-style="normal" style:text-underline-style="none" fo:font-weight="normal" style:font-name-asian="HGP創英角ｺﾞｼｯｸUB"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HGP創英角ｺﾞｼｯｸUB" fo:font-size="20pt" fo:letter-spacing="normal" fo:font-style="normal" style:text-underline-style="none" fo:font-weight="normal" style:font-name-asian="HGP創英角ｺﾞｼｯｸUB"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GP創英角ｺﾞｼｯｸUB" fo:font-size="18pt" fo:letter-spacing="normal" fo:font-style="normal" style:text-underline-style="none" fo:font-weight="normal" style:font-name-asian="HGP創英角ｺﾞｼｯｸUB"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8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84cm"/>
        <style:text-properties fo:font-family="Arial" style:font-family-generic="swiss" style:font-pitch="variable" fo:color="#000000" fo:font-size="100%"/>
      </text:list-level-style-bullet>
      <text:list-level-style-bullet text:level="2" text:bullet-char="•">
        <style:list-level-properties text:space-before="1.271cm" text:min-label-width="0.48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8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0.782cm" text:min-label-width="0.484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SS Compliance - Education / Awareness" draw:style-name="dp1" draw:master-page-name="タイトルとコンテンツ" presentation:presentation-page-layout-name="AL1T11">
        <draw:frame draw:name="タイトル 1" presentation:style-name="pr1" draw:text-style-name="P2" draw:layer="layout" svg:width="24.764cm" svg:height="1.723cm" svg:x="1.411cm" svg:y="0cm" presentation:class="title" presentation:user-transformed="true">
          <draw:text-box>
            <text:p text:style-name="P1"><text:span text:style-name="T1">OSS Compliance - Education / Awareness</text:span></text:p>
          </draw:text-box>
        </draw:frame>
        <draw:frame draw:name="表 4" draw:style-name="standard" draw:layer="layout" svg:width="25.147cm" svg:height="16cm" svg:x="1.184cm" svg:y="2.524cm">
          <table:table>
            <table:table-column table:style-name="co1"/>
            <table:table-column table:style-name="co2"/>
            <table:table-column table:style-name="co3"/>
            <table:table-column table:style-name="co4"/>
            <table:table-column table:style-name="co5"/>
            <table:table-row table:style-name="ro1" table:default-cell-style-name="ce1">
              <table:table-cell table:number-columns-spanned="2">
                <text:p text:style-name="P3"><text:span text:style-name="T2">Company</text:span></text:p>
              </table:table-cell>
              <table:covered-table-cell/>
              <table:table-cell>
                <text:p text:style-name="P3"><text:span text:style-name="T2">Panasonic Corporation</text:span></text:p>
              </table:table-cell>
              <table:table-cell>
                <text:p text:style-name="P3"><text:span text:style-name="T2">Wiki</text:span></text:p>
              </table:table-cell>
              <table:table-cell>
                <text:p text:style-name="P3"><text:span text:style-name="T3"><text:s text:c="4"/></text:span><text:span text:style-name="T3">OK <text:s/>/ NG</text:span></text:p>
              </table:table-cell>
            </table:table-row>
            <table:table-row table:style-name="ro1" table:default-cell-style-name="ce1">
              <table:table-cell table:number-columns-spanned="2">
                <text:p text:style-name="P3"><text:span text:style-name="T2">Presenter</text:span></text:p>
              </table:table-cell>
              <table:covered-table-cell/>
              <table:table-cell>
                <text:p text:style-name="P3"><text:span text:style-name="T2">Shinsuke Kato</text:span></text:p>
              </table:table-cell>
              <table:table-cell>
                <text:p text:style-name="P3"><text:span text:style-name="T2">Date</text:span></text:p>
              </table:table-cell>
              <table:table-cell>
                <text:p text:style-name="P3"><text:span text:style-name="T3">2018/05/24</text:span></text:p>
              </table:table-cell>
            </table:table-row>
            <table:table-row table:style-name="ro2">
              <table:table-cell table:style-name="ce1" table:number-columns-spanned="5"/>
              <table:covered-table-cell/>
              <table:covered-table-cell/>
              <table:covered-table-cell/>
              <table:covered-table-cell/>
            </table:table-row>
            <table:table-row table:style-name="ro3">
              <table:table-cell table:style-name="ce1">
                <text:p text:style-name="P4"><text:span text:style-name="T3">Item</text:span></text:p>
              </table:table-cell>
              <table:table-cell table:style-name="ce1" table:number-columns-spanned="4">
                <text:list text:style-name="L3">
                  <text:list-item>
                    <text:p text:style-name="P3"><text:span text:style-name="T2">OSS Compliance Seminar (2 hour. Held per 2 year. In the each division. For 400 persons in the year.</text:span></text:p>
                  </text:list-item>
                </text:list>
                <text:list text:style-name="L4">
                  <text:list-item>
                    <text:list>
                      <text:list-item>
                        <text:p text:style-name="P3"><text:span text:style-name="T2">The seminar is held in each section. The attendees are 20 – 150. The target is not only the engineers but also legal/IP members.</text:span></text:p>
                      </text:list-item>
                    </text:list>
                  </text:list-item>
                  <text:list-item>
                    <text:p text:style-name="P3"><text:span text:style-name="T2">OSS e-test (only 20 questions and all are easy. For over 1,000 persons.</text:span></text:p>
                  </text:list-item>
                  <text:list-item>
                    <text:p text:style-name="P3"><text:span text:style-name="T2">Release the news paper of the OSS compliance in the company (irregularly)</text:span></text:p>
                  </text:list-item>
                </text:list>
              </table:table-cell>
              <table:covered-table-cell/>
              <table:covered-table-cell/>
              <table:covered-table-cell/>
            </table:table-row>
            <table:table-row table:style-name="ro4">
              <table:table-cell table:style-name="ce1">
                <text:p text:style-name="P4"><text:span text:style-name="T3">Issue</text:span></text:p>
              </table:table-cell>
              <table:table-cell table:style-name="ce1" table:number-columns-spanned="4">
                <text:list text:style-name="L3">
                  <text:list-item>
                    <text:p text:style-name="P3"><text:span text:style-name="T2">Creating a unified operation system throughout the entire company including the global supply chain</text:span></text:p>
                  </text:list-item>
                </text:list>
              </table:table-cell>
              <table:covered-table-cell/>
              <table:covered-table-cell/>
              <table:covered-table-cell/>
            </table:table-row>
            <table:table-row table:style-name="ro5">
              <table:table-cell table:style-name="ce1">
                <text:p text:style-name="P4"><text:span text:style-name="T2">Sample</text:span></text:p>
              </table:table-cell>
              <table:table-cell table:style-name="ce1" table:number-columns-spanned="4">
                <text:list text:continue-numbering="true" text:style-name="L3">
                  <text:list-item>
                    <text:p text:style-name="P3"><text:span text:style-name="T2">(as a whole and general theory) Do not abide by the OSS compliance terms is “copyright infringement”. Do Panasonic do the business in such situation?</text:span></text:p>
                  </text:list-item>
                  <text:list-item>
                    <text:p text:style-name="P3"><text:span text:style-name="T2">When developing the software, of course, you know the all software you use. The software management for the OSS compliance is not for the only OSS, it’s one of the management for the all software.</text:span></text:p>
                  </text:list-item>
                  <text:list-item>
                    <text:p text:style-name="P3"><text:span text:style-name="T2">When developing and releasing the device or service, we should apply for the various conditions/terms. The OSS compliance terms is one of them. Maybe, it’s easier than the other serious terms.</text:span></text:p>
                  </text:list-item>
                </text:list>
              </table:table-cell>
              <table:covered-table-cell/>
              <table:covered-table-cell/>
              <table:covered-table-cell/>
            </table:table-row>
          </table:table>
          <draw:image xlink:href="Pictures/TablePreview1.svm" xlink:type="simple" xlink:show="embed" xlink:actuate="onLoad"/>
        </draw:frame>
        <draw:custom-shape draw:name="角丸四角形 7" draw:style-name="gr1" draw:text-style-name="P5" draw:layer="layout" svg:width="1.137cm" svg:height="0.699cm" svg:x="21.622cm" svg:y="2.62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スライド番号プレースホルダー 3" presentation:style-name="pr2" draw:text-style-name="P7" draw:layer="layout" svg:width="1.547cm" svg:height="0.669cm" svg:x="25.779cm" svg:y="1.107cm" presentation:class="page-number" presentation:user-transformed="true">
          <draw:text-box>
            <text:p text:style-name="P6"><text:span text:style-name="T4"><text:page-number>&lt;number&gt;</text:page-number></text:span></text:p>
          </draw:text-box>
        </draw:frame>
        <presentation:notes draw:style-name="dp2">
          <draw:page-thumbnail draw:style-name="gr2"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OSSコンプライアンス ～教育・啓発～" draw:style-name="dp1" draw:master-page-name="タイトルとコンテンツ" presentation:presentation-page-layout-name="AL1T11">
        <draw:frame draw:name="タイトル 1" presentation:style-name="pr1" draw:text-style-name="P2" draw:layer="layout" svg:width="24.764cm" svg:height="1.723cm" svg:x="1.411cm" svg:y="0cm" presentation:class="title" presentation:user-transformed="true">
          <draw:text-box>
            <text:p text:style-name="P1"><text:span text:style-name="T5">OSS</text:span><text:span text:style-name="T5">コンプライアンス ～教育・啓発～</text:span></text:p>
          </draw:text-box>
        </draw:frame>
        <draw:frame draw:name="スライド番号プレースホルダー 3" presentation:style-name="pr2" draw:text-style-name="P7" draw:layer="layout" svg:width="1.547cm" svg:height="0.669cm" svg:x="25.779cm" svg:y="1.107cm" presentation:class="page-number" presentation:user-transformed="true">
          <draw:text-box>
            <text:p text:style-name="P6"><text:span text:style-name="T4"><text:page-number>&lt;number&gt;</text:page-number></text:span></text:p>
          </draw:text-box>
        </draw:frame>
        <draw:frame draw:name="表 4" draw:style-name="standard" draw:layer="layout" svg:width="26.075cm" svg:height="16.638cm" svg:x="0.72cm" svg:y="2.324cm">
          <table:table>
            <table:table-column table:style-name="co6"/>
            <table:table-column table:style-name="co7"/>
            <table:table-column table:style-name="co8"/>
            <table:table-column table:style-name="co9"/>
            <table:table-column table:style-name="co10"/>
            <table:table-row table:style-name="ro6" table:default-cell-style-name="ce2">
              <table:table-cell>
                <text:p text:style-name="P3"><text:span text:style-name="T6">会社名</text:span></text:p>
              </table:table-cell>
              <table:table-cell table:number-columns-spanned="2">
                <text:p text:style-name="P3"><text:span text:style-name="T6">パナソニック株式会社</text:span></text:p>
              </table:table-cell>
              <table:covered-table-cell/>
              <table:table-cell>
                <text:p text:style-name="P3"><text:span text:style-name="T6">Wiki</text:span><text:span text:style-name="T6">掲載</text:span></text:p>
              </table:table-cell>
              <table:table-cell>
                <text:p text:style-name="P3"><text:span text:style-name="T6"><text:s text:c="4"/></text:span><text:span text:style-name="T6">OK <text:s/>/ NG</text:span></text:p>
              </table:table-cell>
            </table:table-row>
            <table:table-row table:style-name="ro6" table:default-cell-style-name="ce2">
              <table:table-cell>
                <text:p text:style-name="P3"><text:span text:style-name="T6">記載者</text:span></text:p>
              </table:table-cell>
              <table:table-cell table:number-columns-spanned="2">
                <text:p text:style-name="P3"><text:span text:style-name="T6">加藤 慎介</text:span></text:p>
              </table:table-cell>
              <table:covered-table-cell/>
              <table:table-cell>
                <text:p text:style-name="P3"><text:span text:style-name="T6">記載日</text:span></text:p>
              </table:table-cell>
              <table:table-cell>
                <text:p text:style-name="P3"><text:span text:style-name="T6">2018/05/24</text:span></text:p>
              </table:table-cell>
            </table:table-row>
            <table:table-row table:style-name="ro7">
              <table:table-cell table:style-name="ce2" table:number-columns-spanned="5"/>
              <table:covered-table-cell/>
              <table:covered-table-cell/>
              <table:covered-table-cell/>
              <table:covered-table-cell/>
            </table:table-row>
            <table:table-row table:style-name="ro8">
              <table:table-cell table:style-name="ce2" table:number-columns-spanned="2">
                <text:p text:style-name="P4"><text:span text:style-name="T6">実施</text:span></text:p>
                <text:p text:style-name="P4"><text:span text:style-name="T6">事項</text:span></text:p>
              </table:table-cell>
              <table:covered-table-cell/>
              <table:table-cell table:style-name="ce2" table:number-columns-spanned="3">
                <text:list text:style-name="L3">
                  <text:list-item>
                    <text:p text:style-name="P3"><text:span text:style-name="T7"><text:s/></text:span><text:span text:style-name="T7">OSS</text:span><text:span text:style-name="T7">コンプライアンスセミナー</text:span><text:span text:style-name="T7">(</text:span><text:span text:style-name="T7">ボリューム：</text:span><text:span text:style-name="T7">2</text:span><text:span text:style-name="T7">時間</text:span><text:span text:style-name="T7">/</text:span><text:span text:style-name="T7">回、頻度：</text:span><text:span text:style-name="T7">1</text:span><text:span text:style-name="T7">回</text:span><text:span text:style-name="T7">/2</text:span><text:span text:style-name="T7">年を目安に部門毎に実施、受講者数：</text:span><text:span text:style-name="T7">400</text:span><text:span text:style-name="T7">人位</text:span><text:span text:style-name="T7">/</text:span><text:span text:style-name="T7">年</text:span><text:span text:style-name="T7">)</text:span></text:p>
                  </text:list-item>
                </text:list>
                <text:list text:style-name="L6">
                  <text:list-item>
                    <text:list>
                      <text:list-item>
                        <text:list>
                          <text:list-item>
                            <text:p text:style-name="P3"><text:span text:style-name="T3">部門毎に開催し、</text:span><text:span text:style-name="T3">1</text:span><text:span text:style-name="T3">回の開催時の受講者は</text:span><text:span text:style-name="T3">20</text:span><text:span text:style-name="T3">～</text:span><text:span text:style-name="T3">150</text:span><text:span text:style-name="T3">人。最長</text:span><text:span text:style-name="T3">2</text:span><text:span text:style-name="T3">時間の分量だが、適宜短縮版で実施するケースもあり。対象者は</text:span><text:span text:style-name="T3">SW</text:span><text:span text:style-name="T3">技術者を想定も他職能の参加も</text:span></text:p>
                          </text:list-item>
                        </text:list>
                      </text:list-item>
                    </text:list>
                  </text:list-item>
                  <text:list-item>
                    <text:p text:style-name="P3"><text:span text:style-name="T7">OSS e-</text:span><text:span text:style-name="T7">テスト </text:span><text:span text:style-name="T7">(</text:span><text:span text:style-name="T7">ボリューム：</text:span><text:span text:style-name="T7">20</text:span><text:span text:style-name="T7">問</text:span><text:span text:style-name="T7">(</text:span><text:span text:style-name="T7">簡易なものばかり</text:span><text:span text:style-name="T7">)</text:span><text:span text:style-name="T7">、受講者数：のべ</text:span><text:span text:style-name="T7">1000</text:span><text:span text:style-name="T7">人超</text:span><text:span text:style-name="T7">)</text:span></text:p>
                  </text:list-item>
                  <text:list-item>
                    <text:p text:style-name="P3"><text:span text:style-name="T7">社内啓発資料として</text:span><text:span text:style-name="T7">OSS</text:span><text:span text:style-name="T7">コンプライアンスかわら版の発行</text:span><text:span text:style-name="T7">(</text:span><text:span text:style-name="T7">不定期</text:span><text:span text:style-name="T7">)</text:span></text:p>
                  </text:list-item>
                </text:list>
              </table:table-cell>
              <table:covered-table-cell/>
              <table:covered-table-cell/>
            </table:table-row>
            <table:table-row table:style-name="ro6">
              <table:table-cell table:style-name="ce2" table:number-columns-spanned="2">
                <text:p text:style-name="P4"><text:span text:style-name="T6">課題など</text:span></text:p>
              </table:table-cell>
              <table:covered-table-cell/>
              <table:table-cell table:style-name="ce2" table:number-columns-spanned="3">
                <text:p text:style-name="P3"><text:span text:style-name="T7">・ グローバル・サプライチェーンを含めた全社での統一的な運用の仕組みづくり</text:span></text:p>
              </table:table-cell>
              <table:covered-table-cell/>
              <table:covered-table-cell/>
            </table:table-row>
            <table:table-row table:style-name="ro9">
              <table:table-cell table:style-name="ce2" table:number-columns-spanned="2">
                <text:p text:style-name="P4"><text:span text:style-name="T6">こんな感じで話すことがあります</text:span></text:p>
              </table:table-cell>
              <table:covered-table-cell/>
              <table:table-cell table:style-name="ce2" table:number-columns-spanned="3">
                <text:list text:style-name="L7">
                  <text:list-item>
                    <text:p text:style-name="P3"><text:span text:style-name="T3">(</text:span><text:span text:style-name="T3">全体・一般論として</text:span><text:span text:style-name="T3">) OSS</text:span><text:span text:style-name="T3">ライセンス条件を守らないことは「著作権侵害」。</text:span><text:span text:style-name="T3">Panasonic</text:span><text:span text:style-name="T3">としてそのような状態で事業をするんですか？ ということ、です</text:span></text:p>
                  </text:list-item>
                  <text:list-item>
                    <text:p text:style-name="P3"><text:span text:style-name="T3">(</text:span><text:span text:style-name="T3">ソフトウェア開発者に対して</text:span><text:span text:style-name="T3">) </text:span><text:span text:style-name="T3">ソフトウェアを開発するのであれば、使うソフトウェアがわかっていて当然ですよね。</text:span><text:span text:style-name="T3">OSS</text:span><text:span text:style-name="T3">コンプライアンスのための</text:span><text:span text:style-name="T3">OSS</text:span><text:span text:style-name="T3">管理は、「</text:span><text:span text:style-name="T3">OSS</text:span><text:span text:style-name="T3">だからやらないといけない」いうわけではなくて、ソフトウェア管理の一環です。ソフトウェアの構成管理できていますか？</text:span></text:p>
                  </text:list-item>
                  <text:list-item>
                    <text:p text:style-name="P3"><text:span text:style-name="T3">(</text:span><text:span text:style-name="T3">条件に対する様々な意見に対して</text:span><text:span text:style-name="T3">) </text:span><text:span text:style-name="T3">商品やサービスをリリースする際に、様々な条件がありますよね。あくまで</text:span><text:span text:style-name="T3">OSS</text:span><text:span text:style-name="T3">ライセンスの条件もそのうちのひとつ、と考えましょう。例えば、他社サービスのロゴを載せる、取説に使っていることを示す、こんな使い方はしてはいけない、などなど、厳しい条件は他にもありますよね。</text:span></text:p>
                  </text:list-item>
                </text:list>
              </table:table-cell>
              <table:covered-table-cell/>
              <table:covered-table-cell/>
            </table:table-row>
          </table:table>
          <draw:image xlink:href="Pictures/TablePreview2.svm" xlink:type="simple" xlink:show="embed" xlink:actuate="onLoad"/>
        </draw:frame>
        <draw:custom-shape draw:name="角丸四角形 7" draw:style-name="gr3" draw:text-style-name="P5" draw:layer="layout" svg:width="1.399cm" svg:height="0.86cm" svg:x="21.559cm" svg:y="2.46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P創英角ｺﾞｼｯｸUB" svg:font-family="HGP創英角ｺﾞｼｯｸUB"/>
    <style:font-face style:name="HGP創英角ｺﾞｼｯｸUB1" svg:font-family="HGP創英角ｺﾞｼｯｸUB"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HGP創英角ｺﾞｼｯｸUB" fo:font-family="HGP創英角ｺﾞｼｯｸUB" fo:font-size="32pt" fo:letter-spacing="normal" fo:language="ja" fo:country="JP" fo:font-style="normal" fo:text-shadow="none" style:text-underline-style="none" fo:font-weight="normal" style:letter-kerning="true" fo:background-color="transparent" style:font-name-asian="HGP創英角ｺﾞｼｯｸUB" style:font-family-asian="HGP創英角ｺﾞｼｯｸUB" style:font-size-asian="32pt" style:language-asian="ja" style:country-asian="JP" style:font-style-asian="normal" style:font-weight-asian="normal" style:font-name-complex="Lucida Sans" style:font-family-complex="'Lucida Sans'"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style:style>
    <style:style style:name="タイトルとコンテンツ-outline2" style:family="presentation" style:parent-style-name="タイトルとコンテンツ-outline1">
      <style:paragraph-properties fo:margin-top="0.4cm" fo:margin-bottom="0cm" fo:line-height="100%" fo:text-align="start"/>
      <style:text-properties fo:font-variant="normal" fo:text-transform="none" fo:color="#000000" style:text-line-through-style="none" style:text-line-through-type="none" style:text-position="0% 100%" style:font-name="HGP創英角ｺﾞｼｯｸUB" fo:font-family="HGP創英角ｺﾞｼｯｸUB" fo:font-size="24pt" fo:letter-spacing="normal" fo:font-style="normal" style:text-underline-style="none" fo:font-weight="normal" style:font-name-asian="HGP創英角ｺﾞｼｯｸUB" style:font-family-asian="HGP創英角ｺﾞｼｯｸUB" style:font-size-asian="24pt" style:font-style-asian="normal" style:font-weight-asian="normal" style:font-size-complex="24pt" style:font-style-complex="normal" style:font-weight-complex="normal"/>
    </style:style>
    <style:style style:name="タイトルとコンテンツ-outline3" style:family="presentation" style:parent-style-name="タイトルとコンテンツ-outline2">
      <style:paragraph-properties fo:margin-top="0.3cm" fo:margin-bottom="0cm" fo:line-height="100%" fo:text-align="start"/>
      <style:text-properties fo:font-variant="normal" fo:text-transform="none" fo:color="#000000" style:text-line-through-style="none" style:text-line-through-type="none" style:text-position="0% 100%" style:font-name="HGP創英角ｺﾞｼｯｸUB" fo:font-family="HGP創英角ｺﾞｼｯｸUB" fo:font-size="20pt" fo:letter-spacing="normal" fo:font-style="normal" style:text-underline-style="none" fo:font-weight="normal" style:font-name-asian="HGP創英角ｺﾞｼｯｸUB" style:font-family-asian="HGP創英角ｺﾞｼｯｸUB" style:font-size-asian="20pt" style:font-style-asian="normal" style:font-weight-asian="normal" style:font-size-complex="20pt" style:font-style-complex="normal" style:font-weight-complex="normal"/>
    </style:style>
    <style:style style:name="タイトルとコンテンツ-outline4" style:family="presentation" style:parent-style-name="タイトルとコンテンツ-outline3">
      <style:paragraph-properties fo:margin-top="0.2cm" fo:margin-bottom="0cm" fo:line-height="100%" fo:text-align="start"/>
      <style:text-properties fo:font-variant="normal" fo:text-transform="none" fo:color="#000000" style:text-line-through-style="none" style:text-line-through-type="none" style:text-position="0% 100%" style:font-name="HGP創英角ｺﾞｼｯｸUB" fo:font-family="HGP創英角ｺﾞｼｯｸUB" fo:font-size="20pt" fo:letter-spacing="normal" fo:font-style="normal" style:text-underline-style="none" fo:font-weight="normal" style:font-name-asian="HGP創英角ｺﾞｼｯｸUB" style:font-family-asian="HGP創英角ｺﾞｼｯｸUB" style:font-size-asian="20pt" style:font-style-asian="normal" style:font-weight-asian="normal" style:font-size-complex="20pt" style:font-style-complex="normal" style:font-weight-complex="normal"/>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6pt" fo:letter-spacing="normal" fo:language="ja" fo:country="JP" fo:font-style="normal" fo:text-shadow="none" style:text-underline-style="none" fo:font-weight="normal" style:letter-kerning="true" fo:background-color="transparent" style:font-name-asian="HGP創英角ｺﾞｼｯｸUB1" style:font-family-asian="HGP創英角ｺﾞｼｯｸUB" style:font-family-generic-asian="modern" style:font-pitch-asian="variable" style:font-size-asian="36pt" style:language-asian="ja" style:country-asian="JP" style:font-style-asian="normal" style:font-weight-asian="normal" style:font-name-complex="Lucida Sans" style:font-family-complex="'Lucida Sans'" style:font-family-generic-complex="system" style:font-pitch-complex="variable" style:font-size-complex="36pt" style:language-complex="ja" style:country-complex="JP"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33399"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タイトルとコンテンツ-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4" style:family="presentation" style:parent-style-name="タイトルとコンテンツ-backgroundobjects">
      <style:graphic-properties draw:stroke="none" draw:fill="none" draw:fill-color="#ffffff" draw:auto-grow-height="false" fo:min-height="1.485cm"/>
    </style:style>
    <style:style style:name="Mpr5"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99"/>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center" style:writing-mode="lr-tb"/>
      <style:text-properties fo:font-size="36pt"/>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left="0cm" fo:margin-right="0cm" fo:margin-top="0.226cm" fo:margin-bottom="0cm" fo:line-height="100%" fo:text-align="start" fo:text-indent="0cm" style:writing-mode="lr-tb"/>
      <style:text-properties fo:font-size="32pt"/>
    </style:style>
    <style:style style:name="MP10" style:family="paragraph">
      <style:paragraph-properties fo:margin-left="0cm" fo:margin-right="0cm" fo:margin-top="0.198cm" fo:margin-bottom="0cm" fo:line-height="100%" fo:text-align="start" fo:text-indent="0cm" style:writing-mode="lr-tb"/>
      <style:text-properties fo:font-size="32pt"/>
    </style:style>
    <style:style style:name="MP11" style:family="paragraph">
      <style:paragraph-properties fo:margin-left="0cm" fo:margin-right="0cm" fo:margin-top="0.169cm" fo:margin-bottom="0cm" fo:line-height="100%" fo:text-align="start" fo:text-indent="0cm" style:writing-mode="lr-tb"/>
      <style:text-properties fo:font-size="32pt"/>
    </style:style>
    <style:style style:name="MP12" style:family="paragraph">
      <style:paragraph-properties fo:margin-left="0cm" fo:margin-right="0cm" fo:margin-top="0.141cm" fo:margin-bottom="0cm" fo:line-height="100%" fo:text-align="start" fo:text-indent="0cm" style:writing-mode="lr-tb"/>
      <style:text-properties fo:font-size="32pt"/>
    </style:style>
    <style:style style:name="MP13" style:family="paragraph">
      <loext:graphic-properties draw:fill="none"/>
      <style:paragraph-properties fo:text-align="start" style:font-independent-line-spacing="true"/>
      <style:text-properties fo:font-size="32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writing-mode="lr-tb"/>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HGP創英角ｺﾞｼｯｸUB" fo:font-size="36pt" fo:letter-spacing="normal" fo:font-style="normal" style:text-underline-style="none" fo:font-weight="normal" style:font-name-asian="HGP創英角ｺﾞｼｯｸUB" style:font-size-asian="36pt" style:font-style-asian="normal" style:font-weight-asian="normal" style:font-size-complex="3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HGP創英角ｺﾞｼｯｸUB" fo:font-size="32pt" fo:letter-spacing="normal" fo:font-style="normal" style:text-underline-style="none" fo:font-weight="normal" style:font-name-asian="HGP創英角ｺﾞｼｯｸUB"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HGP創英角ｺﾞｼｯｸUB" fo:font-size="28pt" fo:letter-spacing="normal" fo:font-style="normal" style:text-underline-style="none" fo:font-weight="normal" style:font-name-asian="HGP創英角ｺﾞｼｯｸUB"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GP創英角ｺﾞｼｯｸUB" fo:font-size="24pt" fo:letter-spacing="normal" fo:font-style="normal" style:text-underline-style="none" fo:font-weight="normal" style:font-name-asian="HGP創英角ｺﾞｼｯｸUB"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GP創英角ｺﾞｼｯｸUB" fo:font-size="20pt" fo:letter-spacing="normal" fo:font-style="normal" style:text-underline-style="none" fo:font-weight="normal" style:font-name-asian="HGP創英角ｺﾞｼｯｸUB"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HGP創英角ｺﾞｼｯｸUB" fo:font-size="10pt" fo:letter-spacing="normal" fo:font-style="normal" style:text-underline-style="none" fo:font-weight="normal" style:font-name-asian="HGP創英角ｺﾞｼｯｸUB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タイトルとコンテンツ" style:page-layout-name="PM1" draw:style-name="Mdp1">
      <draw:custom-shape draw:name="Rectangle 7" draw:style-name="Mgr3" draw:text-style-name="MP5" draw:layer="backgroundobjects" svg:width="27.516cm" svg:height="1.82cm" svg:x="0cm" svg:y="-0.0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7" draw:style-name="Mgr4" draw:text-style-name="MP6" draw:layer="backgroundobjects" svg:width="2.599cm" svg:height="1.554cm" svg:x="0.157cm" svg:y="0.124cm">
        <draw:image xlink:href="Pictures/10000201000000E2000000873424511BA09C6F3E.png" xlink:type="simple" xlink:show="embed" xlink:actuate="onLoad">
          <text:p/>
        </draw:image>
      </draw:frame>
      <draw:frame draw:name="タイトル 1" presentation:style-name="Mpr1" draw:text-style-name="MP8" draw:layer="backgroundobjects" svg:width="24.764cm" svg:height="1.723cm" svg:x="1.411cm" svg:y="0cm" presentation:class="title" presentation:user-transformed="true">
        <draw:text-box>
          <text:p text:style-name="MP7"><text:span text:style-name="MT1">マスター タイトルの書式設定</text:span></text:p>
        </draw:text-box>
      </draw:frame>
      <draw:frame draw:name="コンテンツ プレースホルダー 2" presentation:style-name="Mpr2" draw:text-style-name="MP13" draw:layer="backgroundobjects" svg:width="24.764cm" svg:height="14.291cm" svg:x="1.376cm" svg:y="2.725cm" presentation:class="outline" presentation:user-transformed="true">
        <draw:text-box>
          <text:list text:style-name="ML3">
            <text:list-item>
              <text:p text:style-name="MP9"><text:span text:style-name="MT2">マスター テキストの書式設定</text:span></text:p>
            </text:list-item>
          </text:list>
          <text:list text:style-name="ML4">
            <text:list-item>
              <text:list>
                <text:list-item>
                  <text:p text:style-name="MP10"><text:span text:style-name="MT3">第 </text:span><text:span text:style-name="MT3">2 </text:span><text:span text:style-name="MT3">レベル</text:span></text:p>
                </text:list-item>
              </text:list>
            </text:list-item>
          </text:list>
          <text:list text:style-name="ML5">
            <text:list-item>
              <text:list>
                <text:list-item>
                  <text:list>
                    <text:list-item>
                      <text:p text:style-name="MP11"><text:span text:style-name="MT4">第 </text:span><text:span text:style-name="MT4">3 </text:span><text:span text:style-name="MT4">レベル</text:span></text:p>
                    </text:list-item>
                  </text:list>
                </text:list-item>
              </text:list>
            </text:list-item>
          </text:list>
          <text:list text:style-name="ML6">
            <text:list-item>
              <text:list>
                <text:list-item>
                  <text:list>
                    <text:list-item>
                      <text:list>
                        <text:list-item>
                          <text:p text:style-name="MP12"><text:span text:style-name="MT5">第 </text:span><text:span text:style-name="MT5">4 </text:span><text:span text:style-name="MT5">レベル</text:span></text:p>
                        </text:list-item>
                      </text:list>
                    </text:list-item>
                  </text:list>
                </text:list-item>
              </text:list>
            </text:list-item>
          </text:list>
          <text:list text:style-name="ML7">
            <text:list-item>
              <text:list>
                <text:list-item>
                  <text:list>
                    <text:list-item>
                      <text:list>
                        <text:list-item>
                          <text:list>
                            <text:list-item>
                              <text:p text:style-name="MP12"><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 draw:text-style-name="MP14" draw:layer="backgroundobjects" svg:width="6.42cm" svg:height="1.322cm" svg:x="1.376cm" svg:y="17.348cm" presentation:class="date-time" presentation:user-transformed="true">
        <draw:text-box>
          <text:p/>
        </draw:text-box>
      </draw:frame>
      <draw:frame draw:name="フッター プレースホルダー 4" presentation:style-name="Mpr3" draw:text-style-name="MP14" draw:layer="backgroundobjects" svg:width="8.713cm" svg:height="1.322cm" svg:x="9.402cm" svg:y="17.348cm" presentation:class="footer" presentation:user-transformed="true">
        <draw:text-box>
          <text:p/>
        </draw:text-box>
      </draw:frame>
      <draw:frame draw:name="スライド番号プレースホルダー 5" presentation:style-name="Mpr3" draw:text-style-name="MP16" draw:layer="backgroundobjects" svg:width="1.547cm" svg:height="0.669cm" svg:x="25.779cm" svg:y="1.107cm" presentation:class="page-number" presentation:user-transformed="true">
        <draw:text-box>
          <text:p text:style-name="MP15"><text:span text:style-name="MT6"><text:page-number>&lt;number&gt;</text:page-number></text:span></text:p>
        </draw:text-box>
      </draw:frame>
      <presentation:notes style:page-layout-name="PM0">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スライド 1</dc:title>
    <meta:initial-creator>S.Kato</meta:initial-creator>
    <dc:creator>Shane Coughlan</dc:creator>
    <meta:editing-cycles>955</meta:editing-cycles>
    <meta:creation-date>2006-04-18T03:56:29</meta:creation-date>
    <dc:date>2018-09-12T16:18:41</dc:date>
    <meta:editing-duration>P13DT4H31M</meta:editing-duration>
    <meta:generator>LibreOffice/6.0.5.2$MacOSX_X86_64 LibreOffice_project/54c8cbb85f300ac59db32fe8a675ff7683cd5a16</meta:generator>
    <meta:document-statistic meta:object-count="3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2</meta:user-defined>
  </office:meta>
</office:document-meta>
</file>